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fo:color="#00b050" fo:font-style="italic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Вопросы<text:s/></text:span><text:span text:style-name="T2">💎</text:span></text:p>
      <text:p text:style-name="P1"><text:span text:style-name="T3">1.<text:s/></text:span><text:span text:style-name="T4">Что такое props и можно ли использовать props в функциональных компонентах?<text:line-break/></text:span><text:span text:style-name="T5">Это входные данные, свойства компонентов, которые передаются компоненту только для чтения и на их основе возвращаются например карточки товара. Да, их можно использовать в функциональных компонентах</text:span><text:span text:style-name="T6"/></text:p>
      <text:p text:style-name="P1"><text:span text:style-name="T6">2. Нужно ли выделять в отдельный компонент статью в блоге?<text:line-break/></text:span><text:span text:style-name="T7">Да, статьи в блоге похожи, можно подставлять текст, заголовок, хэштэги, фотографии, а "скелет" остается</text:span><text:span text:style-name="T8"/></text:p>
      <text:p text:style-name="P1"><text:span text:style-name="T8">3. Можно ли использовать React без JSX?<text:line-break/></text:span><text:span text:style-name="T9">Теоретически можно, но такой код очень тяжело читать и поддерживать</text:span><text:span text:style-name="T10"/></text:p>
      <text:p text:style-name="P1"><text:span text:style-name="T10">4. Чем отличается JSX от HTML?<text:line-break/></text:span><text:span text:style-name="T11">Одиночные теги должны быть закрыты, вместо</text:span><text:span text:style-name="T12"><text:s/></text:span><text:span text:style-name="T13">атрибута<text:s/></text:span><text:span text:style-name="T14">class</text:span><text:span text:style-name="T15"><text:s/>используется имя свойства в<text:s/></text:span><text:span text:style-name="T16">DOM - className</text:span><text:span text:style-name="T17"/></text:p>
      <text:p text:style-name="P1"><text:span text:style-name="T18">5. Для чего нам нужны свойства (props) компонентов? <text:line-break/></text:span><text:span text:style-name="T19">Чтобы переиспользовать компоненты , нужно брать данные, (например товары, из<text:s/></text:span><text:span text:style-name="T20">json</text:span><text:span text:style-name="T21">), и подставлять их в существующий компонент - карточку товара.</text:span><text:span text:style-name="T22"/></text:p>
      <text:p text:style-name="P1"><text:span text:style-name="T22">6. В примере с `CardList` чем можно было бы заменить `&lt;React.Fragment&gt;`?<text:line-break/></text:span><text:span text:style-name="T23">Пустыми скобками &lt;&gt;&lt;/&gt;</text:span><text:span text:style-name="T24"/></text:p>
      <text:p text:style-name="P1"><text:span text:style-name="T24">7. Можно ли сказать, что классовые и функциональные компоненты равнозначны по функциональности?<text:line-break/></text:span><text:span text:style-name="T25">Да, хотя есть различия во внутренних состояниях, раньше в функциональных компонентах состояние создать было невозможно, сейчас уже можно благодаря хукам</text:span><text:span text:style-name="T26"/></text:p>
      <text:p text:style-name="P1"><text:span text:style-name="T26">8. Можно ли полностью описать приложение, используя только функциональные компоненты? <text:line-break/></text:span><text:span text:style-name="T27">Да</text:span><text:span text:style-name="T28"/></text:p>
      <text:p text:style-name="P1"><text:span text:style-name="T28">9. Какой командой мы делаем экспорт компонента для возможности его использования в других местах приложения? <text:line-break/></text:span><text:span text:style-name="T29">export default</text:span><text:span text:style-name="T30"><text:s/>component</text:span><text:span text:style-name="T31"/></text:p>
      <text:p text:style-name="P1"><text:span text:style-name="T31">10. Изучите структуру компонент в проекте [</text:span><text:a xlink:href="https://github.com/alisa-tsvetkova/EthereumUI](https://github.com/alisa-tsvetkova/EthereumUI)"><text:span text:style-name="T32">https://github.com/alisa-tsvetkova/EthereumUI](https://github.com/alisa-tsvetkova/EthereumUI)</text:span></text:a><text:span text:style-name="T33"><text:s/>и напишите, какой именно компонент является самым верхним, а какой - самым "глубоким"?<text:line-break/></text:span><text:span text:style-name="T34">App.js -<text:s/></text:span><text:span text:style-name="T35">самый верхний</text:span><text:span text:style-name="T36"><text:line-break/>blockTranTable-<text:s/></text:span><text:span text:style-name="T37">самый глубокий<text:line-break/></text:span><text:span text:style-name="T38">Хотелось бы знать - правильно ли я рассуждала при решении этого вопроса, пришлось рисовать дерево вложенности на листочке:)</text:span><text:span text:style-name="T39"/></text:p>
      <text:p text:style-name="P1"><text:span text:style-name="T40">11. Какой командой можно сгенерировать разметку/компоненты на основе заранее заданного массива элементов? Приведите пример.<text:line-break/></text:span><text:span text:style-name="T41">Командой: ReactDOM.render( &lt;App /&gt;,<text:s text:c="2"/>document.getElementById('root'));<text:line-break/></text:span><text:span text:style-name="T4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